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2" style:family="graphic" style:parent-style-name="objectwithoutfill">
      <style:graphic-properties svg:stroke-width="0.811cm" svg:stroke-color="#000000" draw:marker-start-width="1.411cm" draw:marker-end-width="1.411cm" draw:fill="none" draw:textarea-vertical-align="middle" fo:padding-top="0.525cm" fo:padding-bottom="0.525cm" fo:padding-left="0.65cm" fo:padding-right="0.6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默认">
        <draw:path draw:style-name="gr1" draw:text-style-name="P1" draw:layer="layout" svg:width="15.838cm" svg:height="10.109cm" draw:transform="skewX (-4.65263901333347E-017) rotate (-1.24354709204596) translate (12.6607593185305cm 7.15172934348507cm)" svg:viewBox="0 0 15839 10110" svg:d="M5296 7225c851-1221 454-2867 750-4255 147-688-258-1167-452-1734-333-972-1444-1978-2583-453-623 835-1264 1598-1951 2345-521 566-601 1261-945 1875-635 1134 1532 1846 2231 1489 726-370 1392-773 2152-1003 678-206 912-974 1541-1134 813-207 2-1945 1446-626 1143 1043 2155 2123 3434 2937 636 406 1415 618 1956 1166 413 418 1004 500 1426 907 438 424 1099 623 1354 1231l184 140">
          <text:p/>
        </draw:path>
      </draw:page>
      <draw:page draw:name="page2" draw:style-name="dp1" draw:master-page-name="默认">
        <draw:path draw:style-name="gr2" draw:text-style-name="P1" draw:layer="layout" svg:width="13.443cm" svg:height="8.031cm" draw:transform="rotate (-1.5707963267949) translate (14.3531955177613cm 7.11599999999999cm)" svg:viewBox="0 0 13444 8032" svg:d="M0 4901c1211-6 2446-22 3613 292 1619 436-6-931 621-1570 1107-1128 2120-3818 4160-3612 664 67 1310 179 1898 437 947 416 1850 1020 2518 1825 588 709 723 1689 584 2555-140 871-293 1882-1022 2445-977 755-2331 854-3540 693l-110-73">
          <text:p/>
        </draw:path>
        <draw:path draw:style-name="gr2" draw:text-style-name="P1" draw:layer="layout" svg:width="5.838cm" svg:height="0cm" svg:x="9.489cm" svg:y="8.758cm" svg:viewBox="0 0 5839 1" svg:d="M0 0c972 0 1946 0 2919 0 961 0 1921 2 2883 0h37">
          <text:p/>
        </draw:path>
      </draw:page>
      <draw:page draw:name="page3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6:50:46.819611231</meta:creation-date>
    <dc:date>2016-05-19T11:24:38.963737009</dc:date>
    <meta:editing-duration>PT2H13M52S</meta:editing-duration>
    <meta:editing-cycles>5</meta:editing-cycles>
    <meta:generator>LibreOffice/5.1.2.2$Linux_X86_64 LibreOffice_project/10m0$Build-2</meta:generator>
    <meta:document-statistic meta:object-count="3"/>
  </office:meta>
</office:document-meta>
</file>